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NodeTypeIterator.getRemo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TypeIterator.ServerNodeTypeIterator( NodeTypeIterator iterator , RemoteAdapterFactory factory , int max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